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17CD63F3.png" manifest:media-type="image/pn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_31__5f_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7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1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${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${sub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2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396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86cm" svg:y="3.827cm">
          <text:p text:style-name="P8"><text:span text:style-name="T4">${contenido-textual}</text:span></text:p>
          <text:p text:style-name="P8"><text:span text:style-name="T5"/></text:p>
          <text:p text:style-name="P10"><text:span text:style-name="T6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5"><text:page-number>&lt;número&gt;</text:page-number></text:span></text:p>
          </draw:text-box>
        </draw:frame>
        <draw:custom-shape draw:name="Google Shape;119;p 2" draw:style-name="gr10" draw:text-style-name="P14" draw:layer="layout" svg:width="6.535cm" svg:height="0.552cm" draw:transform="rotate (1.5707963267949) translate (24.133cm 10.706cm)">
          <text:p text:style-name="P13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6" draw:layer="layout" svg:width="12.601cm" svg:height="8.874cm" svg:x="1.892cm" svg:y="3.5cm">
          <text:p text:style-name="P15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4" draw:text-style-name="P18" draw:layer="layout" svg:width="6.535cm" svg:height="0.552cm" svg:x="16.756cm" svg:y="13.335cm">
          <text:p text:style-name="P17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1"><text:page-number>&lt;número&gt;</text:page-number></text:span></text:p>
          </draw:text-box>
        </draw:frame>
        <draw:frame draw:style-name="gr15" draw:text-style-name="P19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draw:page draw:name="page4" draw:style-name="dp5" draw:master-page-name="_31__5f_Title_20_Slide_5f_">
        <draw:custom-shape draw:name="Google Shape;244;p 1" draw:style-name="gr7" draw:text-style-name="P9" draw:layer="layout" svg:width="8.194cm" svg:height="2.062cm" svg:x="1.902cm" svg:y="1.764cm">
          <text:p text:style-name="P8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3" draw:style-name="gr11" draw:text-style-name="P16" draw:layer="layout" svg:width="12.601cm" svg:height="8.874cm" svg:x="1.892cm" svg:y="3.5cm">
          <text:p text:style-name="P15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3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3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3" draw:style-name="gr14" draw:text-style-name="P18" draw:layer="layout" svg:width="6.535cm" svg:height="0.552cm" svg:x="16.756cm" svg:y="13.335cm">
          <text:p text:style-name="P17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3" presentation:style-name="pr5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1"><text:page-number>&lt;número&gt;</text:page-number></text:span></text:p>
          </draw:text-box>
        </draw:frame>
        <draw:frame draw:style-name="gr15" draw:text-style-name="P19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5">
          <draw:frame draw:name="Google Shape;241;gb362c99501_0_120:notes 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3" draw:style-name="gr6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background" style:display-name="1_Title Slide_-background" style:family="presentation">
      <style:graphic-properties draw:stroke="none" draw:fill="solid" draw:fill-color="#ffffff"/>
      <style:text-properties style:letter-kerning="true"/>
    </style:style>
    <style:style style:name="_31__5f_Title_20_Slide_5f_-backgroundobjects" style:display-name="1_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-notes" style:display-name="1_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1" style:display-name="1_Title Slide_-outline1" style:family="presentation">
      <style:graphic-properties draw:stroke="none" draw:fill="none" draw:auto-grow-height="false" draw:fit-to-size="false" style:shrink-to-fit="true">
        <text:list-style style:name="_31__5f_Title_20_Slide_5f_-outline1" style:display-name="1_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2" style:display-name="1_Title Slide_-outline2" style:family="presentation" style:parent-style-name="_31__5f_Title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3" style:display-name="1_Title Slide_-outline3" style:family="presentation" style:parent-style-name="_31__5f_Title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4" style:display-name="1_Title Slide_-outline4" style:family="presentation" style:parent-style-name="_31__5f_Title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5" style:display-name="1_Title Slide_-outline5" style:family="presentation" style:parent-style-name="_31__5f_Title_20_Slide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-outline6" style:display-name="1_Title Slide_-outline6" style:family="presentation" style:parent-style-name="_31__5f_Title_20_Slide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-outline7" style:display-name="1_Title Slide_-outline7" style:family="presentation" style:parent-style-name="_31__5f_Title_20_Slide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-outline8" style:display-name="1_Title Slide_-outline8" style:family="presentation" style:parent-style-name="_31__5f_Title_20_Slide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-outline9" style:display-name="1_Title Slide_-outline9" style:family="presentation" style:parent-style-name="_31__5f_Title_20_Slide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-subtitle" style:display-name="1_Title Slide_-subtitle" style:family="presentation">
      <style:graphic-properties draw:stroke="none" draw:fill="none" draw:textarea-vertical-align="middle">
        <text:list-style style:name="_31__5f_Title_20_Slide_5f_-subtitle" style:display-name="1_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-title" style:display-name="1_Title Slide_-title" style:family="presentation">
      <style:graphic-properties draw:stroke="none" draw:fill="none" draw:textarea-vertical-align="middle">
        <text:list-style style:name="_31__5f_Title_20_Slide_5f_-title" style:display-name="1_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4.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_31__5f_Title_20_Slid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1__5f_Title_20_Slid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" style:display-name="1_Title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0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-title" draw:layer="backgroundobjects" svg:width="16.931cm" svg:height="9.524cm" svg:x="1.059cm" svg:y="1.93cm" presentation:class="page"/>
        <draw:frame presentation:style-name="_31__5f_Title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3T14:18:41.493642176</dc:date>
    <meta:editing-duration>PT2H5M36S</meta:editing-duration>
    <meta:editing-cycles>8</meta:editing-cycles>
    <meta:document-statistic meta:object-count="84"/>
  </office:meta>
</office:document-meta>
</file>